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ff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stroke="dash" draw:stroke-dash="Fine_20_Dashed" svg:stroke-width="0.1cm" svg:stroke-color="#00cc33" draw:marker-start-width="0.35cm" draw:marker-end="Linienspitzen_20_3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3cm" svg:y1="5.575cm" svg:x2="16.2cm" svg:y2="5.575cm">
          <text:p/>
        </draw:line>
        <draw:line draw:style-name="gr2" draw:text-style-name="P1" draw:layer="layout" svg:x1="11.1cm" svg:y1="7.733cm" svg:x2="11.1cm" svg:y2="6.245cm">
          <text:p/>
        </draw:line>
        <draw:line draw:style-name="gr3" draw:text-style-name="P1" draw:layer="layout" svg:x1="9.2cm" svg:y1="3.575cm" svg:x2="9.2cm" svg:y2="4.275cm">
          <text:p/>
        </draw:line>
        <draw:line draw:style-name="gr2" draw:text-style-name="P1" draw:layer="layout" svg:x1="11.1cm" svg:y1="3.498cm" svg:x2="11.1cm" svg:y2="4.98cm">
          <text:p/>
        </draw:line>
        <draw:line draw:style-name="gr4" draw:text-style-name="P1" draw:layer="layout" svg:x1="4.8cm" svg:y1="4.39cm" svg:x2="4.8cm" svg:y2="4.972cm">
          <text:p/>
        </draw:line>
        <draw:line draw:style-name="gr4" draw:text-style-name="P1" draw:layer="layout" svg:x1="4.8cm" svg:y1="6.833cm" svg:x2="4.8cm" svg:y2="6.242cm">
          <text:p/>
        </draw:line>
        <draw:line draw:style-name="gr5" draw:text-style-name="P1" draw:layer="layout" svg:x1="2.306cm" svg:y1="3.153cm" svg:x2="2.306cm" svg:y2="8.022cm">
          <text:p/>
        </draw:line>
        <draw:line draw:style-name="gr5" draw:text-style-name="P1" draw:layer="layout" svg:x1="16.2cm" svg:y1="3.075cm" svg:x2="16.2cm" svg:y2="7.944cm">
          <text:p/>
        </draw:line>
        <draw:line draw:style-name="gr6" draw:text-style-name="P1" draw:layer="layout" svg:x1="7.8cm" svg:y1="3.657cm" svg:x2="7.8cm" svg:y2="7.574cm">
          <text:p/>
        </draw:line>
        <draw:line draw:style-name="gr6" draw:text-style-name="P1" draw:layer="layout" svg:x1="14.1cm" svg:y1="3.657cm" svg:x2="14.1cm" svg:y2="7.574cm">
          <text:p/>
        </draw:line>
        <draw:line draw:style-name="gr4" draw:text-style-name="P1" draw:layer="layout" svg:x1="18.5cm" svg:y1="4.39cm" svg:x2="18.5cm" svg:y2="4.972cm">
          <text:p/>
        </draw:line>
        <draw:line draw:style-name="gr4" draw:text-style-name="P1" draw:layer="layout" svg:x1="18.5cm" svg:y1="6.833cm" svg:x2="18.5cm" svg:y2="6.242cm">
          <text:p/>
        </draw:line>
        <draw:line draw:style-name="gr7" draw:text-style-name="P1" draw:layer="layout" svg:x1="9.2cm" svg:y1="3.658cm" svg:x2="9.2cm" svg:y2="7.575cm">
          <text:p/>
        </draw:line>
        <draw:line draw:style-name="gr3" draw:text-style-name="P1" draw:layer="layout" svg:x1="9.2cm" svg:y1="7.375cm" svg:x2="9.2cm" svg:y2="6.85cm">
          <text:p/>
        </draw:line>
        <draw:line draw:style-name="gr8" draw:text-style-name="P1" draw:layer="layout" svg:x1="2.3cm" svg:y1="3.375cm" svg:x2="3.2cm" svg:y2="3.375cm">
          <text:p/>
        </draw:line>
        <draw:frame draw:style-name="gr9" draw:layer="layout" svg:width="1.226cm" svg:height="1.171cm" svg:x="2.2cm" svg:y="2.204cm">
          <draw:text-box>
            <text:p>z<text:span text:style-name="T1">en</text:span></text:p>
          </draw:text-box>
        </draw:frame>
        <draw:line draw:style-name="gr8" draw:text-style-name="P1" draw:layer="layout" svg:x1="16.2cm" svg:y1="3.346cm" svg:x2="17.1cm" svg:y2="3.346cm">
          <text:p/>
        </draw:line>
        <draw:frame draw:style-name="gr9" draw:layer="layout" svg:width="1.226cm" svg:height="1.171cm" svg:x="16.2cm" svg:y="2.175cm">
          <draw:text-box>
            <text:p>z<text:span text:style-name="T1">ex</text:span></text:p>
          </draw:text-box>
        </draw:frame>
        <draw:frame draw:style-name="gr10" draw:text-style-name="P2" draw:layer="layout" svg:width="3.173cm" svg:height="0.725cm" svg:x="3.68cm" svg:y="7.975cm">
          <draw:text-box>
            <text:p><text:span text:style-name="T2">entrance pupil</text:span></text:p>
          </draw:text-box>
        </draw:frame>
        <draw:frame draw:style-name="gr11" draw:text-style-name="P2" draw:layer="layout" svg:width="1.637cm" svg:height="0.725cm" svg:x="1.5cm" svg:y="7.95cm">
          <draw:text-box>
            <text:p><text:span text:style-name="T2">object</text:span></text:p>
          </draw:text-box>
        </draw:frame>
        <draw:frame draw:style-name="gr12" draw:text-style-name="P2" draw:layer="layout" svg:width="2.703cm" svg:height="0.725cm" svg:x="7.161cm" svg:y="7.975cm">
          <draw:text-box>
            <text:p><text:span text:style-name="T2">front lenses</text:span></text:p>
          </draw:text-box>
        </draw:frame>
        <draw:frame draw:style-name="gr13" draw:text-style-name="P2" draw:layer="layout" svg:width="1.306cm" svg:height="0.725cm" svg:x="10.5cm" svg:y="7.975cm">
          <draw:text-box>
            <text:p><text:span text:style-name="T2">stop</text:span></text:p>
          </draw:text-box>
        </draw:frame>
        <draw:frame draw:style-name="gr14" draw:text-style-name="P2" draw:layer="layout" svg:width="2.602cm" svg:height="0.725cm" svg:x="12.361cm" svg:y="7.975cm">
          <draw:text-box>
            <text:p><text:span text:style-name="T2">rear lenses</text:span></text:p>
          </draw:text-box>
        </draw:frame>
        <draw:frame draw:style-name="gr15" draw:text-style-name="P2" draw:layer="layout" svg:width="1.658cm" svg:height="0.725cm" svg:x="15.4cm" svg:y="7.95cm">
          <draw:text-box>
            <text:p><text:span text:style-name="T2">image</text:span></text:p>
          </draw:text-box>
        </draw:frame>
        <draw:frame draw:style-name="gr16" draw:text-style-name="P2" draw:layer="layout" svg:width="2.174cm" svg:height="0.725cm" svg:x="17.3cm" svg:y="7.95cm">
          <draw:text-box>
            <text:p><text:span text:style-name="T2">exit pupil</text:span></text:p>
          </draw:text-box>
        </draw:frame>
        <draw:line draw:style-name="gr3" draw:text-style-name="P1" draw:layer="layout" svg:x1="13.5cm" svg:y1="3.6cm" svg:x2="13.5cm" svg:y2="4.3cm">
          <text:p/>
        </draw:line>
        <draw:line draw:style-name="gr7" draw:text-style-name="P1" draw:layer="layout" svg:x1="13.5cm" svg:y1="3.683cm" svg:x2="13.5cm" svg:y2="7.6cm">
          <text:p/>
        </draw:line>
        <draw:line draw:style-name="gr3" draw:text-style-name="P1" draw:layer="layout" svg:x1="13.5cm" svg:y1="7.4cm" svg:x2="13.5cm" svg:y2="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erster </meta:initial-creator>
    <meta:creation-date>2016-03-15T13:49:49.864188417</meta:creation-date>
    <dc:date>2016-03-17T13:55:00.177143816</dc:date>
    <dc:creator>foerster </dc:creator>
    <meta:editing-duration>PT54M6S</meta:editing-duration>
    <meta:editing-cycles>12</meta:editing-cycles>
    <meta:generator>LibreOffice/4.3.3.2$Linux_X86_64 LibreOffice_project/430m0$Build-2</meta:generator>
    <meta:document-statistic meta:object-count="28"/>
  </office:meta>
</office:document-meta>
</file>